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1631c9" officeooo:paragraph-rsid="001631c9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bold" officeooo:rsid="0017acac" officeooo:paragraph-rsid="0017acac" style:font-size-asian="16pt" style:font-weight-asian="bold" style:font-size-complex="16pt" style:font-weight-complex="bold"/>
    </style:style>
    <style:style style:name="P3" style:family="paragraph" style:parent-style-name="Standard">
      <style:text-properties fo:font-size="16pt" fo:font-weight="bold" officeooo:rsid="00183248" officeooo:paragraph-rsid="00183248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6pt" fo:font-weight="bold" officeooo:rsid="00190c6e" officeooo:paragraph-rsid="00190c6e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weight="bold" officeooo:rsid="001a838f" officeooo:paragraph-rsid="001a838f" style:font-size-asian="16pt" style:font-weight-asian="bold" style:font-size-complex="16pt" style:font-weight-complex="bold"/>
    </style:style>
    <style:style style:name="P6" style:family="paragraph" style:parent-style-name="Standard">
      <style:text-properties fo:font-size="16pt" fo:font-weight="bold" officeooo:rsid="001b4dcb" officeooo:paragraph-rsid="001b4dcb" style:font-size-asian="16pt" style:font-weight-asian="bold" style:font-size-complex="16pt" style:font-weight-complex="bold"/>
    </style:style>
    <style:style style:name="P7" style:family="paragraph" style:parent-style-name="Standard">
      <style:text-properties fo:font-size="16pt" fo:font-weight="bold" officeooo:rsid="001cfcfb" officeooo:paragraph-rsid="001cfcfb" style:font-size-asian="16pt" style:font-weight-asian="bold" style:font-size-complex="16pt" style:font-weight-complex="bold"/>
    </style:style>
    <style:style style:name="P8" style:family="paragraph" style:parent-style-name="Standard">
      <style:text-properties fo:font-size="16pt" fo:font-weight="bold" officeooo:rsid="001dac09" officeooo:paragraph-rsid="001dac09" style:font-size-asian="16pt" style:font-weight-asian="bold" style:font-size-complex="16pt" style:font-weight-complex="bold"/>
    </style:style>
    <style:style style:name="P9" style:family="paragraph" style:parent-style-name="Standard">
      <style:text-properties fo:font-size="16pt" fo:font-weight="bold" officeooo:rsid="001f5ec5" officeooo:paragraph-rsid="001f5ec5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202ddc" officeooo:paragraph-rsid="00202ddc" style:font-size-asian="16pt" style:font-weight-asian="bold" style:font-size-complex="16pt" style:font-weight-complex="bold"/>
    </style:style>
    <style:style style:name="P11" style:family="paragraph" style:parent-style-name="Standard">
      <style:text-properties fo:font-size="16pt" fo:font-weight="bold" officeooo:rsid="00209bb2" officeooo:paragraph-rsid="00209bb2" style:font-size-asian="16pt" style:font-weight-asian="bold" style:font-size-complex="16pt" style:font-weight-complex="bold"/>
    </style:style>
    <style:style style:name="P12" style:family="paragraph" style:parent-style-name="Standard">
      <style:text-properties fo:font-size="16pt" fo:font-weight="bold" officeooo:rsid="00222ee2" officeooo:paragraph-rsid="00222ee2" style:font-size-asian="16pt" style:font-weight-asian="bold" style:font-size-complex="16pt" style:font-weight-complex="bold"/>
    </style:style>
    <style:style style:name="P13" style:family="paragraph" style:parent-style-name="Standard">
      <style:text-properties fo:font-size="16pt" fo:font-weight="bold" officeooo:rsid="0023daa5" officeooo:paragraph-rsid="0023daa5" style:font-size-asian="16pt" style:font-weight-asian="bold" style:font-size-complex="16pt" style:font-weight-complex="bold"/>
    </style:style>
    <style:style style:name="P14" style:family="paragraph" style:parent-style-name="Standard">
      <style:text-properties fo:font-size="16pt" fo:font-weight="bold" officeooo:rsid="002594fd" officeooo:paragraph-rsid="002594f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ir</text:p>
      <text:p text:style-name="P1">Bad Country</text:p>
      <text:p text:style-name="P1">Battle Of The Sexes</text:p>
      <text:p text:style-name="P1">Bleed For This</text:p>
      <text:p text:style-name="P1">The Blind Side</text:p>
      <text:p text:style-name="P1">Boomerang</text:p>
      <text:p text:style-name="P1">Burning Man</text:p>
      <text:p text:style-name="P1">The Courier</text:p>
      <text:p text:style-name="P2">Ferrari</text:p>
      <text:p text:style-name="P2">Fly Me To The Moon</text:p>
      <text:p text:style-name="P2">Jeanne du Barry</text:p>
      <text:p text:style-name="P4">The Longest Run</text:p>
      <text:p text:style-name="P5">Love Again</text:p>
      <text:p text:style-name="P6">Marguerite’s Theorem</text:p>
      <text:p text:style-name="P7">Master Cheng</text:p>
      <text:p text:style-name="P8">No Way Out</text:p>
      <text:p text:style-name="P9">Queen Of Katwe</text:p>
      <text:p text:style-name="P10">Tetris</text:p>
      <text:p text:style-name="P11">Tolkien</text:p>
      <text:p text:style-name="P12">Tulip Fever</text:p>
      <text:p text:style-name="P13">Up In The Air</text:p>
      <text:p text:style-name="P14">Widow Clicquot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5:25:27.998324480</meta:creation-date>
    <meta:print-date>2024-10-05T15:42:16.256259485</meta:print-date>
    <dc:date>2025-06-07T23:48:31.489265983</dc:date>
    <meta:editing-duration>PT43M29S</meta:editing-duration>
    <meta:editing-cycles>16</meta:editing-cycles>
    <meta:generator>LibreOffice/7.3.7.2$Linux_X86_64 LibreOffice_project/30$Build-2</meta:generator>
    <meta:document-statistic meta:table-count="0" meta:image-count="0" meta:object-count="0" meta:page-count="1" meta:paragraph-count="22" meta:word-count="52" meta:character-count="264" meta:non-whitespace-character-count="234"/>
  </office:meta>
</office:document-meta>
</file>